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77.7mm"/>
    </style:style>
    <style:style style:name="co7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5" style:family="table-column">
      <style:table-column-properties fo:break-before="auto" style:column-width="137.8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62.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co62" style:family="table-column">
      <style:table-column-properties fo:break-before="auto" style:column-width="11.24mm"/>
    </style:style>
    <style:style style:name="co63" style:family="table-column">
      <style:table-column-properties fo:break-before="auto" style:column-width="38.75mm"/>
    </style:style>
    <style:style style:name="co64" style:family="table-column">
      <style:table-column-properties fo:break-before="auto" style:column-width="45.83mm"/>
    </style:style>
    <style:style style:name="co65" style:family="table-column">
      <style:table-column-properties fo:break-before="auto" style:column-width="197.8mm"/>
    </style:style>
    <style:style style:name="co66" style:family="table-column">
      <style:table-column-properties fo:break-before="auto" style:column-width="111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ro9" style:family="table-row">
      <style:table-row-properties style:row-height="55.28mm" fo:break-before="auto" style:use-optimal-row-height="true"/>
    </style:style>
    <style:style style:name="ro10" style:family="table-row">
      <style:table-row-properties style:row-height="10.78mm" fo:break-before="auto" style:use-optimal-row-height="true"/>
    </style:style>
    <style:style style:name="ro11" style:family="table-row">
      <style:table-row-properties style:row-height="43.96mm" fo:break-before="auto" style:use-optimal-row-height="true"/>
    </style:style>
    <style:style style:name="ro12" style:family="table-row">
      <style:table-row-properties style:row-height="51.86mm" fo:break-before="auto" style:use-optimal-row-height="true"/>
    </style:style>
    <style:style style:name="ro13" style:family="table-row">
      <style:table-row-properties style:row-height="24.22mm" fo:break-before="auto" style:use-optimal-row-height="true"/>
    </style:style>
    <style:style style:name="ro14" style:family="table-row">
      <style:table-row-properties style:row-height="32.1mm" fo:break-before="auto" style:use-optimal-row-height="true"/>
    </style:style>
    <style:style style:name="ro15" style:family="table-row">
      <style:table-row-properties style:row-height="14.2mm" fo:break-before="auto" style:use-optimal-row-height="true"/>
    </style:style>
    <style:style style:name="ro1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18" style:family="table-cell" style:parent-style-name="Default">
      <style:table-cell-properties style:vertical-align="top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3333" style:vertical-align="top"/>
    </style:style>
    <style:style style:name="ce21" style:family="table-cell" style:parent-style-name="Default">
      <style:table-cell-properties fo:background-color="transparent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5" style:family="table-cell" style:parent-style-name="Default">
      <style:table-cell-properties fo:background-color="#99ccff" style:vertical-align="top"/>
    </style:style>
    <style:style style:name="ce14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transparent" style:vertical-align="top"/>
    </style:style>
    <style:style style:name="ce26" style:family="table-cell" style:parent-style-name="Default">
      <style:table-cell-properties style:text-align-source="value-type" style:repeat-content="false" style:vertical-align="top"/>
    </style:style>
    <style:style style:name="ce27" style:family="table-cell" style:parent-style-name="Default">
      <style:table-cell-properties style:text-align-source="value-type" style:repeat-content="false" fo:background-color="transparent" style:vertical-align="top"/>
    </style:style>
    <style:style style:name="ce2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9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30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3333" style:vertical-align="top"/>
    </style:style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vertical-align="top"/>
      <style:text-properties fo:color="#ff9900"/>
    </style:style>
    <style:style style:name="ce35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6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7" style:family="table-cell" style:parent-style-name="Default">
      <style:table-cell-properties fo:background-color="#99ccff" style:vertical-align="top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3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4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5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8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9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0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style:text-position="super 58%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9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1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62" table:default-cell-style-name="ce14"/>
        <table:table-column table:style-name="co63" table:default-cell-style-name="ce14"/>
        <table:table-column table:style-name="co64" table:default-cell-style-name="ce14"/>
        <table:table-column table:style-name="co65" table:default-cell-style-name="ce14"/>
        <table:table-column table:style-name="co5" table:default-cell-style-name="ce14"/>
        <table:table-column table:style-name="co6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7" office:value-type="string" calcext:value-type="string">
            <text:p>Sending possible again, successfully receiving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1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17" office:value-type="string" calcext:value-type="string">
            <text:p>Sending not possible, terminal gets closed, is waiting for reconnect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number-columns-repeated="1018" table:default-cell-style-name="ce2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27" office:value-type="string" calcext:value-type="string">
            <text:p>Create two terminals using UDP/IP PairSocket</text:p>
            <text:p><text:span text:style-name="T13"> &gt; 1st terminal remote host = [broadcast]</text:span></text:p>
            <text:p> &gt; 1st terminal ports = 10000 / 10001</text:p>
            <text:p><text:span text:style-name="T13"> &gt; 2nd terminal remote host = [broadcast]</text:span></text:p>
            <text:p> &gt; 2nd terminal ports = 10001 /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</text:p>
          </table:table-cell>
          <table:table-cell/>
          <table:table-cell office:value-type="string" calcext:value-type="string">
            <text:p><text:s text:c="41"/>is 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7" office:value-type="string" calcext:value-type="string">
            <text:p>Create two terminals using UDP/IP PairSocket</text:p>
            <text:p><text:span text:style-name="T13"> &gt; 1st terminal remote host = 192.168.188.255</text:span></text:p>
            <text:p> &gt; 1st terminal ports = 10000 / 10001</text:p>
            <text:p><text:span text:style-name="T13"> &gt; 1st terminal interface = network interface</text:span></text:p>
            <text:p><text:span text:style-name="T13"> &gt; 2nd terminal remote host = 192.168.188.255</text:span></text:p>
            <text:p> &gt; 2nd terminal ports = 10001 / 10000</text:p>
            <text:p><text:span text:style-name="T13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7" office:value-type="string" calcext:value-type="string">
            <text:p>Create a terminal using UDP/IP Client</text:p>
            <text:p> &gt; Remote host = [broadcast]</text:p>
            <text:p><text:span text:style-name="T13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7" office:value-type="string" calcext:value-type="string">
            <text:p>Create a terminal using UDP/IP Client</text:p>
            <text:p><text:span text:style-name="T13"> &gt; Remote host = 192.168.188.255</text:span></text:p>
            <text:p><text:span text:style-name="T13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3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3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3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3">Create a UDP Server</text:span></text:p>
            <text:p><text:span text:style-name="T13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 calcext:value-type="string">
            <text:p><text:span text:style-name="T13">[On YAT DevelopmentComputer]</text:span></text:p>
            <text:p>Create a terminal using UDP/IP Client</text:p>
            <text:p> &gt; Remote host = [broadcast]</text:p>
            <text:p><text:span text:style-name="T13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PD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5" table:default-cell-style-name="ce14"/>
        <table:table-column table:style-name="co1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In sending terminal, create two predefind commands:</text:p>
            <text:p><text:span text:style-name="T13"> &gt; Combined = ABCD&lt;BEL&gt;&lt;BS&gt;&lt;TAB&gt;XYZ</text:span></text:p>
            <text:p><text:span text:style-name="T13"> &gt; Partial line = ABCDEF\!(NoEOL)</text:span></text:p>
            <text:p><text:span text:style-name="T13"> &gt; Backspace = &lt;BS&gt;\!(NoEOL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</text:p>
          </table:table-cell>
          <table:table-cell office:value-type="string" calcext:value-type="string">
            <text:p>Beep</text:p>
            <text:p>(&lt;TS&gt;) ABC         XYZ</text:p>
          </table:table-cell>
          <table:table-cell office:value-type="string" calcext:value-type="string">
            <text:p/>
            <text:p>&lt;BS&gt; must remove C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3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3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3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3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3">(&lt;TS&gt;) </text:span>ABCDE</text:p>
            <text:p><text:span text:style-name="T13">(&lt;TS&gt;) ABCD</text:span></text:p>
            <text:p><text:span text:style-name="T13">(&lt;TS&gt;) ABC</text:span></text:p>
            <text:p><text:span text:style-name="T13">(&lt;TS&gt;) AB</text:span></text:p>
            <text:p><text:span text:style-name="T13">(&lt;TS&gt;) A</text:span></text:p>
            <text:p><text:span text:style-name="T13">(&lt;TS&gt;) </text:span></text:p>
            <text:p><text:span text:style-name="T13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3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3">(&lt;TS&gt;) </text:span>ABCDE</text:p>
            <text:p><text:span text:style-name="T13">(&lt;TS&gt;) ABCD</text:span></text:p>
            <text:p><text:span text:style-name="T13">(&lt;TS&gt;) ABC</text:span></text:p>
            <text:p><text:span text:style-name="T13">(&lt;TS&gt;) AB</text:span></text:p>
            <text:p><text:span text:style-name="T13">(&lt;TS&gt;) A</text:span></text:p>
            <text:p><text:span text:style-name="T13">(&lt;TS&gt;) </text:span></text:p>
            <text:p><text:span text:style-name="T13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3">In receiving terminal, disable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byte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In sending terminal, set [Send Text &gt; ...] to:</text:p>
            <text:p><text:span text:style-name="T13">A</text:span></text:p>
            <text:p><text:span text:style-name="T13">AB</text:span></text:p>
            <text:p><text:span text:style-name="T13">ABC</text:span></text:p>
            <text:p><text:span text:style-name="T13">ABCD</text:span></text:p>
            <text:p><text:span text:style-name="T13">ABCDE</text:span></text:p>
            <text:p><text:span text:style-name="T13">ABCDEF</text:span></text:p>
            <text:p><text:span text:style-name="T13">ABCDEFG</text:span></text:p>
            <text:p><text:span text:style-name="T13">ABCDEFGH</text:span>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14">A</text:span></text:p>
            <text:p><text:span text:style-name="T14">AB</text:span></text:p>
            <text:p><text:span text:style-name="T14">ABC</text:span></text:p>
            <text:p><text:span text:style-name="T14">ABCD</text:span></text:p>
            <text:p><text:span text:style-name="T14">ABCD</text:span></text:p>
            <text:p><text:span text:style-name="T14">E</text:span></text:p>
            <text:p><text:span text:style-name="T14">ABCD</text:span></text:p>
            <text:p><text:span text:style-name="T14">EF</text:span></text:p>
            <text:p><text:span text:style-name="T14">ABCD</text:span></text:p>
            <text:p><text:span text:style-name="T14">EFG</text:span></text:p>
            <text:p><text:span text:style-name="T14">ABCD</text:span></text:p>
            <text:p><text:span text:style-name="T14">EFGH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14">A</text:span><text:span text:style-name="T15"> </text:span><text:span text:style-name="T16">(1)</text:span></text:p>
            <text:p><text:span text:style-name="T14">AB</text:span><text:span text:style-name="T15"> </text:span><text:span text:style-name="T16">(2)</text:span></text:p>
            <text:p><text:span text:style-name="T14">ABC</text:span><text:span text:style-name="T15"> </text:span><text:span text:style-name="T16">(3)</text:span></text:p>
            <text:p><text:span text:style-name="T14">ABCD</text:span><text:span text:style-name="T15"> </text:span><text:span text:style-name="T16">(4)</text:span></text:p>
            <text:p><text:span text:style-name="T14">ABCD</text:span><text:span text:style-name="T15"> </text:span><text:span text:style-name="T16">(4)</text:span></text:p>
            <text:p><text:span text:style-name="T14">E</text:span><text:span text:style-name="T15"> </text:span><text:span text:style-name="T16">(1)</text:span></text:p>
            <text:p><text:span text:style-name="T14">ABCD</text:span><text:span text:style-name="T15"> </text:span><text:span text:style-name="T16">(4)</text:span></text:p>
            <text:p><text:span text:style-name="T14">EF</text:span><text:span text:style-name="T15"> </text:span><text:span text:style-name="T16">(2)</text:span></text:p>
            <text:p><text:span text:style-name="T14">ABCD</text:span><text:span text:style-name="T15"> </text:span><text:span text:style-name="T16">(4)</text:span></text:p>
            <text:p><text:span text:style-name="T14">EFG</text:span><text:span text:style-name="T15"> </text:span><text:span text:style-name="T16">(3)</text:span></text:p>
            <text:p><text:span text:style-name="T14">ABCD</text:span><text:span text:style-name="T15"> </text:span><text:span text:style-name="T16">(4)</text:span></text:p>
            <text:p><text:span text:style-name="T14">EFGH</text:span><text:span text:style-name="T15"> </text:span><text:span text:style-name="T16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4">A</text:span><text:span text:style-name="T17">&lt;CR&gt;&lt;LF&gt;</text:span><text:span text:style-name="T18"> </text:span><text:span text:style-name="T16">(3)</text:span></text:p>
            <text:p><text:span text:style-name="T14">AB</text:span><text:span text:style-name="T17">&lt;CR&gt;&lt;LF&gt;</text:span><text:span text:style-name="T18"> </text:span><text:span text:style-name="T16">(4)</text:span></text:p>
            <text:p><text:span text:style-name="T14">ABC</text:span><text:span text:style-name="T17">&lt;CR&gt;</text:span><text:span text:style-name="T18"> </text:span><text:span text:style-name="T16">(4)</text:span></text:p>
            <text:p><text:span text:style-name="T19">&lt;LF&gt;</text:span><text:span text:style-name="T20"> </text:span><text:span text:style-name="T21">(1)</text:span></text:p>
            <text:p><text:span text:style-name="T14">ABCD</text:span><text:span text:style-name="T15"> </text:span><text:span text:style-name="T16">(4)</text:span></text:p>
            <text:p><text:span text:style-name="T19">&lt;CR&gt;&lt;LF&gt;</text:span><text:span text:style-name="T20"> </text:span><text:span text:style-name="T21">(2)</text:span></text:p>
            <text:p><text:span text:style-name="T14">ABCD</text:span><text:span text:style-name="T15"> </text:span><text:span text:style-name="T16">(4)</text:span></text:p>
            <text:p><text:span text:style-name="T14">E</text:span><text:span text:style-name="T17">&lt;CR&gt;&lt;LF&gt;</text:span><text:span text:style-name="T18"> </text:span><text:span text:style-name="T16">(3)</text:span></text:p>
            <text:p><text:span text:style-name="T14">ABCD</text:span><text:span text:style-name="T15"> </text:span><text:span text:style-name="T16">(4)</text:span></text:p>
            <text:p><text:span text:style-name="T14">EF</text:span><text:span text:style-name="T17">&lt;CR&gt;&lt;LF&gt;</text:span><text:span text:style-name="T18"> </text:span><text:span text:style-name="T16">(4)</text:span></text:p>
            <text:p><text:span text:style-name="T14">ABCD</text:span><text:span text:style-name="T15"> </text:span><text:span text:style-name="T16">(4)</text:span></text:p>
            <text:p><text:span text:style-name="T14">EFG</text:span><text:span text:style-name="T17">&lt;CR&gt;</text:span><text:span text:style-name="T18"> </text:span><text:span text:style-name="T16">(4)</text:span></text:p>
            <text:p><text:span text:style-name="T19">&lt;LF&gt;</text:span><text:span text:style-name="T20"> </text:span><text:span text:style-name="T21">(1)</text:span></text:p>
            <text:p><text:span text:style-name="T14">ABCD</text:span><text:span text:style-name="T15"> </text:span><text:span text:style-name="T16">(4)</text:span></text:p>
            <text:p><text:span text:style-name="T14">EFGH</text:span><text:span text:style-name="T15"> </text:span><text:span text:style-name="T16">(4)</text:span></text:p>
            <text:p><text:span text:style-name="T19">&lt;CR&gt;&lt;LF&gt;</text:span><text:span text:style-name="T20"> </text:span><text:span text:style-name="T21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[Send Text] = A\!(EOL)AB\!(Delay(1000))ABC</text:p>
            <text:p>[Enter]</text:p>
          </table:table-cell>
          <table:table-cell table:style-name="ce30" office:value-type="string" calcext:value-type="string">
            <text:p>A</text:p>
            <text:p>AB</text:p>
            <text:p>ABC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0" office:value-type="string" calcext:value-type="string">
            <text:p><text:span text:style-name="T14">A</text:span><text:span text:style-name="T15"> </text:span><text:span text:style-name="T16">(1)</text:span></text:p>
            <text:p><text:span text:style-name="T14">AB</text:span><text:span text:style-name="T15"> </text:span><text:span text:style-name="T16">(2)</text:span></text:p>
            <text:p><text:span text:style-name="T14">ABC</text:span><text:span text:style-name="T15"> </text:span><text:span text:style-name="T16">(3)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0" office:value-type="string" calcext:value-type="string">
            <text:p><text:span text:style-name="T14">A</text:span><text:span text:style-name="T17">&lt;CR&gt;&lt;LF&gt;</text:span><text:span text:style-name="T18"> </text:span><text:span text:style-name="T16">(3)</text:span></text:p>
            <text:p><text:span text:style-name="T14">AB</text:span><text:span text:style-name="T15"> </text:span><text:span text:style-name="T16">(2)</text:span></text:p>
            <text:p><text:span text:style-name="T14">ABC</text:span><text:span text:style-name="T17">&lt;CR&gt;&lt;LF&gt;</text:span><text:span text:style-name="T18"> </text:span><text:span text:style-name="T16">(5)</text:span>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sending terminal, [Send Text] = ABCD</text:p>
            <text:p>[Ctrl+Enter]</text:p>
          </table:table-cell>
          <table:table-cell table:style-name="ce30" office:value-type="string" calcext:value-type="string">
            <text:p><text:span text:style-name="T14">A</text:span><text:span text:style-name="T17">&lt;CR&gt;&lt;LF&gt;</text:span><text:span text:style-name="T18"> </text:span><text:span text:style-name="T16">(3)</text:span></text:p>
            <text:p><text:span text:style-name="T14">AB</text:span><text:span text:style-name="T15"> </text:span><text:span text:style-name="T16">(2)</text:span></text:p>
            <text:p><text:span text:style-name="T14">ABC</text:span><text:span text:style-name="T17">&lt;CR&gt;&lt;LF&gt;</text:span><text:span text:style-name="T18"> </text:span><text:span text:style-name="T16">(5)</text:span></text:p>
            <text:p><text:span text:style-name="T14">ABCD</text:span><text:span text:style-name="T15"> </text:span><text:span text:style-name="T16">(4)</text:span></text:p>
          </table:table-cell>
          <table:table-cell office:value-type="string" calcext:value-type="string">
            <text:p/>
            <text:p/>
            <text:p/>
            <text:p><text:span text:style-name="T22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0" office:value-type="string" calcext:value-type="string">
            <text:p>@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0" office:value-type="string" calcext:value-type="string">
            <text:p>&lt;EO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dis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30" office:value-type="string" calcext:value-type="string">
            <text:p>\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0" office:value-type="string" calcext:value-type="string">
            <text:p>\h(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30" office:value-type="string" calcext:value-type="string">
            <text:p>\h(AB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Enable [Use Explicit Default Radix]</text:p>
          </table:table-cell>
          <table:table-cell table:style-name="ce30"/>
          <table:table-cell table:number-columns-repeated="1019"/>
        </table:table-row>
        <table:table-row table:style-name="ro2">
          <table:table-cell table:number-columns-repeated="3"/>
          <table:table-cell table:style-name="ce29" office:value-type="string" calcext:value-type="string">
            <text:p>In sending terminal, enable [Settings... &gt; Advanced &gt; Escapes on [SendText]] again</text:p>
            <text:p>Confirm</text:p>
          </table:table-cell>
          <table:table-cell table:style-name="ce30"/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Repeat the above sequence</text:p>
          </table:table-cell>
          <table:table-cell table:style-name="ce30"/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sending terminal, en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 table:number-rows-repeated="65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14"/>
        <table:table-column table:style-name="co28" table:default-cell-style-name="ce14"/>
        <table:table-column table:style-name="co29" table:default-cell-style-name="ce14"/>
        <table:table-column table:style-name="co25" table:default-cell-style-name="ce14"/>
        <table:table-column table:style-name="co26" table:default-cell-style-name="ce14"/>
        <table:table-column table:style-name="co30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3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4"/>
        <table:table-column table:style-name="co31" table:default-cell-style-name="ce14"/>
        <table:table-column table:style-name="co7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1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14"/>
        <table:table-column table:style-name="co35" table:default-cell-style-name="ce14"/>
        <table:table-column table:style-name="co7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3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2" office:value-type="string" calcext:value-type="string">
            <text:p>Modify the text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1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1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No control characters in drop-down</text:p>
          </table:table-cell>
          <table:table-cell table:style-name="ce1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Select one of the recent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hange that recent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17"/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Just selected recent still there</text:p>
            <text:p>New recent added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1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1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1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1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1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1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Send "\!-SendFiles\Stress-7-EnormousLine.txt"</text:p>
          </table:table-cell>
          <table:table-cell table:style-name="ce1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lear the monitors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17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17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3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3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3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3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3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1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4"/>
        <table:table-column table:style-name="co44" table:default-cell-style-name="ce14"/>
        <table:table-column table:style-name="co45" table:default-cell-style-name="ce14"/>
        <table:table-column table:style-name="co25" table:default-cell-style-name="ce14"/>
        <table:table-column table:style-name="co46" table:default-cell-style-name="ce14"/>
        <table:table-column table:style-name="co4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4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34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4"/>
        <table:table-column table:style-name="co48" table:default-cell-style-name="ce14"/>
        <table:table-column table:style-name="co49" table:default-cell-style-name="ce14"/>
        <table:table-column table:style-name="co50" table:default-cell-style-name="ce14"/>
        <table:table-column table:style-name="co51" table:default-cell-style-name="ce14"/>
        <table:table-column table:style-name="co5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35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23">Note that display elements are text-only and no longer contain the underlying typed</text:span></text:p>
            <text:p><text:span text:style-name="T23">information such as the time stamp of the origin. Since the XML schema is strongly-</text:span></text:p>
            <text:p><text:span text:style-name="T23">typed again, the items need to be reconstructed. Not optimal, but simply a trade-off</text:span></text:p>
            <text:p><text:span text:style-name="T23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6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4"/>
        <table:table-column table:style-name="co53" table:default-cell-style-name="ce14"/>
        <table:table-column table:style-name="co54" table:default-cell-style-name="ce14"/>
        <table:table-column table:style-name="co36" table:default-cell-style-name="ce14"/>
        <table:table-column table:style-name="co55" table:default-cell-style-name="ce14"/>
        <table:table-column table:style-name="co5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2<text:span text:style-name="T1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3<text:span text:style-name="T1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4"/>
        <table:table-column table:style-name="co57" table:default-cell-style-name="ce14"/>
        <table:table-column table:style-name="co58" table:default-cell-style-name="ce14"/>
        <table:table-column table:style-name="co59" table:default-cell-style-name="ce14"/>
        <table:table-column table:style-name="co11" table:default-cell-style-name="ce14"/>
        <table:table-column table:style-name="co60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7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7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68:'YAT.Domain.Terminal'.E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.00.0000</text:date>, <text:time style:data-style-name="N2" text:time-value="17:42:29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1DT13H21M46S</meta:editing-duration>
    <meta:editing-cycles>417</meta:editing-cycles>
    <meta:generator>LibreOffice/6.1.1.2$Windows_X86_64 LibreOffice_project/5d19a1bfa650b796764388cd8b33a5af1f5baa1b</meta:generator>
    <dc:date>2019-08-20T17:51:53.130000000</dc:date>
    <meta:print-date>2013-02-02T14:44:49.07</meta:print-date>
    <meta:document-statistic meta:table-count="13" meta:cell-count="1850" meta:object-count="0"/>
    <meta:user-defined meta:name="Info 1"/>
    <meta:user-defined meta:name="Info 2"/>
    <meta:user-defined meta:name="Info 3"/>
    <meta:user-defined meta:name="Info 4"/>
  </office:meta>
</office:document-meta>
</file>